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C000000E05296022173706497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2.6cm" fo:margin-bottom="0cm" loext:contextual-spacing="false" fo:text-align="end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  <style:text-properties style:font-name="Segoe UI" fo:font-size="9pt" fo:font-weight="bold" officeooo:rsid="001add40" officeooo:paragraph-rsid="00108427" style:font-size-asian="7.84999990463257pt" style:font-weight-asian="bold" style:font-size-complex="9pt" style:font-weight-complex="bold"/>
    </style:style>
    <style:style style:name="P3" style:family="paragraph" style:parent-style-name="Header" style:master-page-name="">
      <loext:graphic-properties draw:fill="solid" draw:fill-color="#e6e6e6"/>
      <style:paragraph-properties fo:margin-top="0cm" fo:margin-bottom="0cm" loext:contextual-spacing="false" fo:text-align="justify" style:justify-single-word="false" style:page-number="auto" fo:background-color="#e6e6e6" fo:padding="0.199cm" fo:border-left="none" fo:border-right="none" fo:border-top="0.06pt solid #000000" fo:border-bottom="0.06pt solid #000000" style:shadow="none">
        <style:tab-stops>
          <style:tab-stop style:position="14.229cm" style:type="center"/>
          <style:tab-stop style:position="17cm" style:type="right"/>
        </style:tab-stops>
      </style:paragraph-properties>
      <style:text-properties style:font-name="Arial1" fo:font-size="11pt" fo:font-weight="bold" officeooo:rsid="0017b165" officeooo:paragraph-rsid="0017b165" style:font-size-asian="11pt" style:font-weight-asian="bold" style:font-size-complex="11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Arial1" fo:font-size="11pt" style:font-size-asian="11pt" style:font-size-complex="11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margin-top="2.401cm" fo:margin-bottom="0cm" loext:contextual-spacing="false" fo:text-align="end" style:justify-single-word="false"/>
      <style:text-properties fo:font-size="18pt" fo:font-weight="bold" officeooo:rsid="001add40" officeooo:paragraph-rsid="000f3c9b" style:font-size-asian="18pt" style:font-weight-asian="bold" style:font-size-complex="18pt" style:font-weight-complex="bold"/>
    </style:style>
    <style:style style:name="P7" style:family="paragraph" style:parent-style-name="Header">
      <style:paragraph-properties fo:margin-top="0.6cm" fo:margin-bottom="0cm" loext:contextual-spacing="false" fo:text-align="justify" style:justify-single-word="false">
        <style:tab-stops>
          <style:tab-stop style:position="14.229cm" style:type="center"/>
          <style:tab-stop style:position="17cm" style:type="right"/>
        </style:tab-stops>
      </style:paragraph-properties>
      <style:text-properties fo:font-size="12pt" fo:font-weight="bold" officeooo:rsid="001add40" officeooo:paragraph-rsid="000f3c9b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6cm" fo:margin-bottom="0cm" loext:contextual-spacing="false" fo:text-align="justify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margin-top="0.799cm" fo:margin-bottom="0cm" loext:contextual-spacing="false" fo:text-align="justify" style:justify-single-word="false"/>
      <style:text-properties style:font-name="Arial1" fo:font-size="12pt" fo:font-weight="normal" officeooo:rsid="002cd14e" officeooo:paragraph-rsid="002cd14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.799cm" fo:margin-bottom="0cm" loext:contextual-spacing="false" fo:text-align="justify" style:justify-single-word="false"/>
      <style:text-properties officeooo:paragraph-rsid="002cd14e"/>
    </style:style>
    <style:style style:name="P11" style:family="paragraph" style:parent-style-name="Standard" style:list-style-name="L1">
      <style:paragraph-properties fo:margin-top="0.799cm" fo:margin-bottom="0cm" loext:contextual-spacing="false" fo:text-align="justify" style:justify-single-word="false"/>
      <style:text-properties officeooo:paragraph-rsid="0031a6bd"/>
    </style:style>
    <style:style style:name="P12" style:family="paragraph" style:parent-style-name="Standard" style:list-style-name="L1">
      <style:paragraph-properties fo:margin-top="0.799cm" fo:margin-bottom="0cm" loext:contextual-spacing="false" fo:text-align="justify" style:justify-single-word="false"/>
      <style:text-properties officeooo:rsid="002fe096" officeooo:paragraph-rsid="002fe096"/>
    </style:style>
    <style:style style:name="P13" style:family="paragraph" style:parent-style-name="Standard" style:list-style-name="L1">
      <style:paragraph-properties fo:margin-top="0.799cm" fo:margin-bottom="0cm" loext:contextual-spacing="false" fo:text-align="justify" style:justify-single-word="false"/>
      <style:text-properties officeooo:rsid="0030127f" officeooo:paragraph-rsid="0030127f"/>
    </style:style>
    <style:style style:name="P14" style:family="paragraph" style:parent-style-name="Standard" style:list-style-name="L1">
      <style:paragraph-properties fo:margin-top="0.799cm" fo:margin-bottom="0cm" loext:contextual-spacing="false" fo:text-align="justify" style:justify-single-word="false"/>
      <style:text-properties officeooo:rsid="0031a6bd" officeooo:paragraph-rsid="0031a6bd"/>
    </style:style>
    <style:style style:name="T1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1" fo:font-size="12pt" fo:font-weight="normal" officeooo:rsid="002cd14e" style:font-size-asian="12pt" style:font-weight-asian="normal" style:font-size-complex="12pt" style:font-weight-complex="normal"/>
    </style:style>
    <style:style style:name="T3" style:family="text">
      <style:text-properties style:font-name="Arial1" fo:font-size="12pt" fo:font-weight="normal" officeooo:rsid="002e3fbc" style:font-size-asian="12pt" style:font-weight-asian="normal" style:font-size-complex="12pt" style:font-weight-complex="normal"/>
    </style:style>
    <style:style style:name="T4" style:family="text">
      <style:text-properties style:font-name="Arial1" fo:font-size="12pt" fo:font-weight="normal" officeooo:rsid="0030127f" style:font-size-asian="12pt" style:font-weight-asian="normal" style:font-size-complex="12pt" style:font-weight-complex="normal"/>
    </style:style>
    <style:style style:name="T5" style:family="text">
      <style:text-properties style:font-name="Arial1" fo:font-size="12pt" fo:font-weight="normal" officeooo:rsid="0031a6bd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normal" officeooo:rsid="0033545c" style:font-size-asian="12pt" style:font-weight-asian="normal" style:font-size-complex="12pt" style:font-weight-complex="normal"/>
    </style:style>
    <style:style style:name="T7" style:family="text">
      <style:text-properties officeooo:rsid="002bf354"/>
    </style:style>
    <style:style style:name="T8" style:family="text">
      <style:text-properties officeooo:rsid="00268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LA <text:span text:style-name="T7">4</text:span></text:p>
      <text:list xml:id="list1307355754" text:style-name="L1">
        <text:list-item>
          <text:p text:style-name="P9"><text:span text:style-name="T8">I</text:span>mplementar um componente, no arquivo “src/aula4/Pages/Refs/CustomTextInput.jsx”, que exiba um input de texto e um botão. Ao clicar no botão, mudar o foco do cursor para input text. Utilizar refs.</text:p>
        </text:list-item>
        <text:list-item>
          <text:p text:style-name="P10"><text:span text:style-name="T2">Implementar um componente, no arquivo “src/aula4/Pages/Refs/AutoFocusTextInput.jsx”, que utilize o componente criado no exercício anterior, o exibindo na tela, mas que receba o foco do cursor depois da construção do componente. Utilizar refs a função componentDidMount do ciclo de vida.</text:span></text:p>
        </text:list-item>
        <text:list-item>
          <text:p text:style-name="P10"><text:span text:style-name="T2">Implementar um componente Glossario, no arquivo “src/aula4/Pages/Acessibilidade/Glossario.jsx”. O componente deve receber, via props, um array “items”, contendo vários objetos com {id, nome, descricao}. </text:span><text:span text:style-name="T3">O componente deve renderizar um &lt;dl&gt;, exibindo, para </text:span><text:span text:style-name="T2">cada um dos itens, </text:span><text:span text:style-name="T3">&lt;dt&gt;{item.nome}&lt;/dt&gt; e &lt;dd&gt;{item.descricao}. O componente deve utilizar técnicas de acessibilidade.</text:span></text:p>
        </text:list-item>
        <text:list-item>
          <text:p text:style-name="P12"><text:span text:style-name="T3">I</text:span><text:span text:style-name="T1">mplementar um componente KeybordFocus, no arquivo “src/aula4/Pages/Acessibilidade/KeybordFocus.jsx”, que renderize um HTML link &lt;a&gt;, contendo, em seu href, o conteúdo “</text:span><text:a xlink:type="simple" xlink:href="https://portal.dataprev.gov.br/" text:style-name="Internet_20_link" text:visited-style-name="Visited_20_Internet_20_Link"><text:span text:style-name="T1">https://portal.dataprev.gov.br</text:span></text:a><text:span text:style-name="T1">” e com o label “Acesse o portal da Dataprev”. O componente deve estar acessível aos leitores de tela.</text:span></text:p>
        </text:list-item>
        <text:list-item>
          <text:p text:style-name="P12"><text:span text:style-name="T1">Implementar um provedor de Contexto, com o nome ThemeContext, no arquivo “src/aula4/Pages/Contexto/ThemeContext.jsx</text:span><text:span text:style-name="T4">, contendo uma instância de contexto React, que irá armazenar um tema selecionado, a partir de uma variável “themes”, que deve conter as definições de dois temas: “light” e “dark”. O provedor de tema deve utilizar React.createContext(), passando como tema inicial themes.dark.</text:span></text:p>
        </text:list-item>
        <text:list-item>
          <text:p text:style-name="P13"><text:span text:style-name="T1">Implementar um componente “App”, no arquivo “src/aula4/Pages/Contexto/index.jsx”, que deve renderizar uma árvore de componentes que façam uso do ThemeProvider criado no exercício anterior. Um desses componentes deve ser um botão, que, ao ser clicado, alterne entre o tema “dark” e “light”.</text:span></text:p>
        </text:list-item>
        <text:list-item>
          <text:p text:style-name="P14"><text:soft-page-break/><text:span text:style-name="T1">Implementar um componente ErrorBoundary, no arquivo “src/aula4/Pages/ErrorBoundary/ErrorBoundary.jsx”. Esse componente será responsável por capturar os erros da aplicação e exibir na tela uma mensagem amigável. Utilizar o método componentDidCatch do ciclo de vida.</text:span></text:p>
        </text:list-item>
        <text:list-item>
          <text:p text:style-name="P14"><text:span text:style-name="T1">Implementar um componente “App”, no arquivo “src/aula4/Pages/ErrorBoundary/index.jsx”, que faça uso do <text:s/>ErrorBoundary, criado no exercício anterior. O componente deve renderizar um botão, que simule um erro para que seja capturado pelo <text:s/>ErrorBoundary.</text:span></text:p>
        </text:list-item>
        <text:list-item>
          <text:p text:style-name="P11"><text:span text:style-name="T5">Implementar um componente de alta ordem (HOC), chamado withLoading, no arquivo “src/aula4/Pages/HOCs/withLoading.js”, que renderize uma instância com componente CircularProgress, do Material-UI, enquanto “props.isLoading” for “true”. Ao mudar para “false”, renderizar o componente que estiver sido envolvido pela HOC <text:s/>withLoading.</text:span></text:p>
        </text:list-item>
        <text:list-item>
          <text:p text:style-name="P11"><text:span text:style-name="T5">Implementar um componente “App”, em “src/aula4/Pages/HOCs/index.jsx”, que renderize dois componentes que usem a HOC criada no exercício anterior: uma tabela listando usuários e uma exibição de logs do sistema, respectivamente. Simular o carregamento dos dados de uma API, para os dois componentes, criando um “delay” (utilizar setTimeout() do JavaScript) de 3 e 5 segundos, para cada componente, respectivamente.</text:span></text:p>
        </text:list-item>
        <text:list-item>
          <text:p text:style-name="P14"><text:span text:style-name="T1">Implementar um componente Modal, no arquivo “src/aula4/Pages/Portals/Modal.jsx”. Esse componente deve utilizar “Portals”, e </text:span><text:span text:style-name="T6">renderizar o modal na div “modal-root” do “document”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2.6cm" fo:margin-bottom="0cm" loext:contextual-spacing="false" fo:text-align="end" style:justify-single-word="false"/>
      <style:text-properties style:font-name="Arial1" fo:font-size="12pt" fo:font-weight="bold" officeooo:rsid="0017b165" officeooo:paragraph-rsid="0017b165" style:font-size-asian="12pt" style:font-weight-asian="bold" style:font-size-complex="12pt" style:font-weight-complex="bold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  <style:text-properties style:font-name="Segoe UI" fo:font-size="9pt" fo:font-weight="bold" officeooo:rsid="001add40" officeooo:paragraph-rsid="00108427" style:font-size-asian="7.84999990463257pt" style:font-weight-asian="bold" style:font-size-complex="9pt" style:font-weight-complex="bold"/>
    </style:style>
    <style:style style:name="MP3" style:family="paragraph" style:parent-style-name="Header" style:master-page-name="">
      <loext:graphic-properties draw:fill="solid" draw:fill-color="#e6e6e6"/>
      <style:paragraph-properties fo:margin-top="0cm" fo:margin-bottom="0cm" loext:contextual-spacing="false" fo:text-align="justify" style:justify-single-word="false" style:page-number="auto" fo:background-color="#e6e6e6" fo:padding="0.199cm" fo:border-left="none" fo:border-right="none" fo:border-top="0.06pt solid #000000" fo:border-bottom="0.06pt solid #000000" style:shadow="none">
        <style:tab-stops>
          <style:tab-stop style:position="14.229cm" style:type="center"/>
          <style:tab-stop style:position="17cm" style:type="right"/>
        </style:tab-stops>
      </style:paragraph-properties>
      <style:text-properties style:font-name="Arial1" fo:font-size="11pt" fo:font-weight="bold" officeooo:rsid="0017b165" officeooo:paragraph-rsid="0017b165" style:font-size-asian="11pt" style:font-weight-asian="bold" style:font-size-complex="11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Arial1" fo:font-size="11pt" style:font-size-asian="11pt" style:font-size-complex="11pt"/>
    </style:style>
    <style:style style:name="MP5" style:family="paragraph" style:parent-style-name="Header">
      <style:paragraph-properties fo:margin-top="2.401cm" fo:margin-bottom="0cm" loext:contextual-spacing="false" fo:text-align="end" style:justify-single-word="false"/>
      <style:text-properties fo:font-size="18pt" fo:font-weight="bold" officeooo:rsid="001add40" officeooo:paragraph-rsid="000f3c9b" style:font-size-asian="18pt" style:font-weight-asian="bold" style:font-size-complex="18pt" style:font-weight-complex="bold"/>
    </style:style>
    <style:style style:name="MP6" style:family="paragraph" style:parent-style-name="Header">
      <style:paragraph-properties fo:margin-top="0.6cm" fo:margin-bottom="0cm" loext:contextual-spacing="false" fo:text-align="justify" style:justify-single-word="false">
        <style:tab-stops>
          <style:tab-stop style:position="14.229cm" style:type="center"/>
          <style:tab-stop style:position="17cm" style:type="right"/>
        </style:tab-stops>
      </style:paragraph-properties>
      <style:text-properties fo:font-size="12pt" fo:font-weight="bold" officeooo:rsid="001add40" officeooo:paragraph-rsid="000f3c9b" style:font-size-asian="12pt" style:font-weight-asian="bold" style:font-size-complex="12pt" style:font-weight-complex="bold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6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3" text:anchor-type="paragraph" svg:x="0.656cm" svg:y="0.676cm" svg:width="3.355cm" svg:height="2.378cm" draw:z-index="1"><draw:image xlink:href="Pictures/100000000000013C000000E05296022173706497.jpg" xlink:type="simple" xlink:show="embed" xlink:actuate="onLoad" loext:mime-type="image/jpeg"/></draw:frame>TREINAMENTO REACT – RICARDO GLODZINSKI - COPD</text:p>
        <text:p text:style-name="MP2"/>
        <text:p text:style-name="MP3">EXERCÍCIOS</text:p>
      </style:header>
      <style:footer>
        <text:p text:style-name="MP4"><text:page-number text:select-page="current">1</text:page-number>/<text:page-count>2</text:page-count></text:p>
      </style:footer>
    </style:master-page>
    <style:master-page style:name="First_20_Page" style:display-name="First Page" style:page-layout-name="Mpm1">
      <style:header>
        <text:p text:style-name="MP5"><draw:frame draw:style-name="Mfr1" draw:name="Imagem1" text:anchor-type="paragraph" svg:x="0.656cm" svg:y="0.676cm" svg:width="3.355cm" svg:height="2.378cm" draw:z-index="0"><draw:image xlink:href="Pictures/100000000000013C000000E05296022173706497.jpg" xlink:type="simple" xlink:show="embed" xlink:actuate="onLoad" loext:mime-type="image/jpeg"/></draw:frame>NOTA TÉCNICA</text:p>
        <text:p text:style-name="MP6">&lt;TÍTULO DA NOTA TÉCNICA&gt;</text:p>
      </style:header>
      <style:footer>
        <text:p text:style-name="MP7"><text:page-number text:select-page="current">0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4-10T16:56:29.97</meta:creation-date>
    <dc:date>2020-08-13T09:32:00.747940218</dc:date>
    <meta:editing-duration>PT1H47M7S</meta:editing-duration>
    <meta:editing-cycles>31</meta:editing-cycles>
    <meta:generator>LibreOffice/6.4.4.2$Linux_X86_64 LibreOffice_project/40$Build-2</meta:generator>
    <meta:document-statistic meta:table-count="0" meta:image-count="2" meta:object-count="0" meta:page-count="2" meta:paragraph-count="18" meta:word-count="455" meta:character-count="3398" meta:non-whitespace-character-count="2968"/>
  </office:meta>
</office:document-meta>
</file>